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</text:p>
      <text:p text:style-name="Standard">OpenCV ist eine viel benutzte C/C++ Bibliothek, welche Bildverarbeitungsalgorithmen implementiert </text:p>
      <text:p text:style-name="Standard"/>
      <text:p text:style-name="Standard">MethodenBeschreibungen:</text:p>
      <text:p text:style-name="Standard">Methoden werden in dieser Arbeit nach folgendem Prinzip beschrieben: <text:span text:style-name="T4">MethodenName</text:span><text:span text:style-name="T2">(</text:span><text:span text:style-name="T3">Parameter1</text:span><text:span text:style-name="T2">:</text:span><text:span text:style-name="T5">Typ</text:span><text:span text:style-name="T2">, </text:span><text:span text:style-name="T3">Parameter2</text:span><text:span text:style-name="T2">:</text:span><text:span text:style-name="T5">Typ</text:span><text:span text:style-name="T2">,...,</text:span><text:span text:style-name="T3">ParameterN</text:span><text:span text:style-name="T2">:</text:span><text:span text:style-name="T5">Typ</text:span><text:span text:style-name="T2">):</text:span><text:span text:style-name="T5">MethodenRückgabeTy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4M34S</meta:editing-duration>
    <meta:editing-cycles>6</meta:editing-cycles>
    <meta:generator>OpenOffice/4.0.0$Win32 OpenOffice.org_project/400m3$Build-9702</meta:generator>
    <dc:date>2015-06-20T12:55:42.29</dc:date>
    <meta:document-statistic meta:table-count="0" meta:image-count="0" meta:object-count="0" meta:page-count="1" meta:paragraph-count="4" meta:word-count="23" meta:character-count="279"/>
    <meta:user-defined meta:name="Info 1"/>
    <meta:user-defined meta:name="Info 2"/>
    <meta:user-defined meta:name="Info 3"/>
    <meta:user-defined meta:name="Info 4"/>
  </office:meta>
</office:document-meta>
</file>